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4604" officeooo:paragraph-rsid="000c460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0c4604" officeooo:paragraph-rsid="000c460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paragraph-rsid="000d811f" style:font-size-asian="14pt" style:font-size-complex="14pt"/>
    </style:style>
    <style:style style:name="P4" style:family="paragraph" style:parent-style-name="Standard">
      <style:text-properties fo:font-size="14pt" officeooo:paragraph-rsid="000f525b" style:font-size-asian="14pt" style:font-size-complex="14pt"/>
    </style:style>
    <style:style style:name="P5" style:family="paragraph" style:parent-style-name="Standard">
      <style:text-properties officeooo:paragraph-rsid="000f525b"/>
    </style:style>
    <style:style style:name="P6" style:family="paragraph" style:parent-style-name="Standard">
      <style:paragraph-properties style:writing-mode="lr-tb"/>
      <style:text-properties fo:font-size="14pt" officeooo:paragraph-rsid="000d811f" style:font-size-asian="14pt" style:font-size-complex="14pt"/>
    </style:style>
    <style:style style:name="P7" style:family="paragraph" style:parent-style-name="Standard">
      <style:paragraph-properties style:writing-mode="lr-tb"/>
      <style:text-properties officeooo:paragraph-rsid="000f525b"/>
    </style:style>
    <style:style style:name="P8" style:family="paragraph" style:parent-style-name="Standard">
      <style:paragraph-properties style:writing-mode="lr-tb"/>
      <style:text-properties officeooo:paragraph-rsid="0010e5be"/>
    </style:style>
    <style:style style:name="P9" style:family="paragraph" style:parent-style-name="Standard">
      <style:paragraph-properties style:writing-mode="lr-tb"/>
      <style:text-properties officeooo:paragraph-rsid="00120a29"/>
    </style:style>
    <style:style style:name="P10" style:family="paragraph" style:parent-style-name="Standard">
      <style:paragraph-properties style:writing-mode="lr-tb"/>
      <style:text-properties officeooo:rsid="0012bddd" officeooo:paragraph-rsid="0012bdd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4604" style:font-weight-asian="normal" style:font-weight-complex="normal"/>
    </style:style>
    <style:style style:name="T3" style:family="text">
      <style:text-properties fo:font-weight="normal" officeooo:rsid="000d811f" style:font-weight-asian="normal" style:font-weight-complex="normal"/>
    </style:style>
    <style:style style:name="T4" style:family="text">
      <style:text-properties fo:font-weight="normal" officeooo:rsid="000f525b" style:font-weight-asian="normal" style:font-weight-complex="normal"/>
    </style:style>
    <style:style style:name="T5" style:family="text">
      <style:text-properties style:text-position="sub 58%" style:font-name="Liberation Serif" fo:font-weight="normal" style:font-weight-asian="normal" style:font-weight-complex="normal"/>
    </style:style>
    <style:style style:name="T6" style:family="text">
      <style:text-properties style:text-position="sub 58%" style:font-name="Liberation Serif" fo:font-weight="normal" officeooo:rsid="000f525b" style:font-weight-asian="normal" style:font-weight-complex="normal"/>
    </style:style>
    <style:style style:name="T7" style:family="text">
      <style:text-properties style:text-position="sub 58%" style:font-name="Liberation Serif" fo:font-weight="normal" officeooo:rsid="0010e5be" style:font-weight-asian="normal" style:font-weight-complex="normal"/>
    </style:style>
    <style:style style:name="T8" style:family="text">
      <style:text-properties style:text-position="sub 58%" style:font-name="Liberation Serif" fo:font-weight="bold" officeooo:rsid="0010e5be" style:font-weight-asian="bold" style:font-weight-complex="bold"/>
    </style:style>
    <style:style style:name="T9" style:family="text">
      <style:text-properties style:text-position="sub 58%" style:font-name="Liberation Serif" fo:font-weight="bold" officeooo:rsid="000f525b" style:font-weight-asian="bold" style:font-weight-complex="bold"/>
    </style:style>
    <style:style style:name="T10" style:family="text">
      <style:text-properties style:text-position="sub 58%" fo:font-weight="normal" officeooo:rsid="000d811f" style:font-weight-asian="normal" style:font-weight-complex="normal"/>
    </style:style>
    <style:style style:name="T11" style:family="text">
      <style:text-properties style:text-position="sub 58%" fo:font-weight="normal" officeooo:rsid="000f525b" style:font-weight-asian="normal" style:font-weight-complex="normal"/>
    </style:style>
    <style:style style:name="T12" style:family="text">
      <style:text-properties style:text-position="0% 100%" style:font-name="Liberation Serif1" fo:font-weight="normal" officeooo:rsid="000f525b" style:font-weight-asian="normal" style:font-weight-complex="normal"/>
    </style:style>
    <style:style style:name="T13" style:family="text">
      <style:text-properties style:text-position="0% 100%" style:font-name="Liberation Serif" fo:font-weight="normal" style:font-weight-asian="normal" style:font-weight-complex="normal"/>
    </style:style>
    <style:style style:name="T14" style:family="text">
      <style:text-properties style:text-position="0% 100%" style:font-name="Liberation Serif" fo:font-weight="normal" officeooo:rsid="000f525b" style:font-weight-asian="normal" style:font-weight-complex="normal"/>
    </style:style>
    <style:style style:name="T15" style:family="text">
      <style:text-properties style:text-position="0% 100%" style:font-name="Liberation Serif" fo:font-weight="normal" officeooo:rsid="0010e5be" style:font-weight-asian="normal" style:font-weight-complex="normal"/>
    </style:style>
    <style:style style:name="T16" style:family="text">
      <style:text-properties style:text-position="0% 100%" style:font-name="Liberation Serif" fo:font-weight="normal" officeooo:rsid="00120a29" style:font-weight-asian="normal" style:font-weight-complex="normal"/>
    </style:style>
    <style:style style:name="T17" style:family="text">
      <style:text-properties style:text-position="0% 100%" style:font-name="Liberation Serif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text-position="0% 100%" style:font-name="Liberation Serif" fo:font-size="14pt" fo:font-weight="normal" officeooo:rsid="000f525b" style:font-size-asian="14pt" style:font-weight-asian="normal" style:font-size-complex="14pt" style:font-weight-complex="normal"/>
    </style:style>
    <style:style style:name="T19" style:family="text">
      <style:text-properties style:text-position="0% 100%" style:font-name="Liberation Serif" fo:font-size="14pt" fo:font-weight="normal" officeooo:rsid="00120a29" style:font-size-asian="14pt" style:font-weight-asian="normal" style:font-size-complex="14pt" style:font-weight-complex="normal"/>
    </style:style>
    <style:style style:name="T20" style:family="text">
      <style:text-properties style:text-position="0% 100%" style:font-name="Liberation Serif" fo:font-size="14pt" fo:font-weight="bold" style:font-size-asian="14pt" style:font-weight-asian="bold" style:font-size-complex="14pt" style:font-weight-complex="bold"/>
    </style:style>
    <style:style style:name="T21" style:family="text">
      <style:text-properties style:text-position="0% 100%" style:font-name="Liberation Serif" fo:font-weight="bold" style:font-weight-asian="bold" style:font-weight-complex="bold"/>
    </style:style>
    <style:style style:name="T22" style:family="text">
      <style:text-properties style:text-position="0% 100%" style:font-name="Liberation Serif" fo:font-weight="bold" officeooo:rsid="000f525b" style:font-weight-asian="bold" style:font-weight-complex="bold"/>
    </style:style>
    <style:style style:name="T23" style:family="text">
      <style:text-properties style:text-position="0% 100%" fo:font-weight="normal" officeooo:rsid="000d811f" style:font-weight-asian="normal" style:font-weight-complex="normal"/>
    </style:style>
    <style:style style:name="T24" style:family="text">
      <style:text-properties style:text-position="0% 100%" fo:font-weight="normal" officeooo:rsid="000f525b" style:font-weight-asian="normal" style:font-weight-complex="normal"/>
    </style:style>
    <style:style style:name="T25" style:family="text">
      <style:text-properties style:text-position="super 58%" style:font-name="Liberation Serif" fo:font-weight="normal" officeooo:rsid="000f525b" style:font-weight-asian="normal" style:font-weight-complex="normal"/>
    </style:style>
    <style:style style:name="T26" style:family="text">
      <style:text-properties style:text-position="super 58%" style:font-name="Liberation Serif" fo:font-weight="normal" officeooo:rsid="0010e5b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2: <text:s/></text:p>
      <text:p text:style-name="P2"><text:tab/><text:span text:style-name="T1"> Sixth Order Runge Kutta Method:</text:span></text:p>
      <text:p text:style-name="P3"><text:span text:style-name="T2"><text:tab/></text:span><text:span text:style-name="T1">The system of ordinary differential equations considered has the form</text:span></text:p>
      <text:p text:style-name="P4"><text:span text:style-name="T1"><text:tab/> <text:tab/></text:span></text:p>
      <text:p text:style-name="P4"><text:span text:style-name="T1"><text:tab/><text:tab/> dy/dx = f</text:span><text:span text:style-name="T3">(</text:span><text:span text:style-name="T1">x, y), <text:s/>y</text:span><text:span text:style-name="T3">(</text:span><text:span text:style-name="T1">xo) = yo..........</text:span><text:span text:style-name="T3">(1)</text:span></text:p>
      <text:p text:style-name="P4"><text:span text:style-name="T3"/></text:p>
      <text:p text:style-name="P4"><text:span text:style-name="T3"><text:tab/>Here y(x) and f(x, y) are vector valued functions,</text:span></text:p>
      <text:p text:style-name="P4"><text:span text:style-name="T3"/></text:p>
      <text:p text:style-name="P6"><text:span text:style-name="T3"><text:tab/><text:tab/>y(x)= (y</text:span><text:span text:style-name="T10">1</text:span><text:span text:style-name="T23">(x),y</text:span><text:span text:style-name="T10">2</text:span><text:span text:style-name="T23">(x),............y</text:span><text:span text:style-name="T10">m</text:span><text:span text:style-name="T23">(x))</text:span></text:p>
      <text:p text:style-name="P6"><text:span text:style-name="T23"><text:tab/><text:tab/>f(x, y)=(f</text:span><text:span text:style-name="T10">1</text:span><text:span text:style-name="T23">(x, y),f</text:span><text:span text:style-name="T10">2</text:span><text:span text:style-name="T23">(x, y),.........,f</text:span><text:span text:style-name="T10">m</text:span><text:span text:style-name="T23">(x))</text:span></text:p>
      <text:p text:style-name="P6"><text:span text:style-name="T23"/></text:p>
      <text:p text:style-name="P6"><text:span text:style-name="T23"><text:tab/></text:span><text:span text:style-name="T24">Now general Runge Kutta method of order ‘s’ can be written as:</text:span></text:p>
      <text:p text:style-name="P6"><text:span text:style-name="T24"/></text:p>
      <text:p text:style-name="P6"><text:span text:style-name="T24"><text:tab/><text:tab/>y</text:span><text:span text:style-name="T11">t+h</text:span><text:span text:style-name="T24"> = y</text:span><text:span text:style-name="T11">t </text:span><text:span text:style-name="T24">+ h*</text:span><text:span text:style-name="T12">Σ</text:span><text:span text:style-name="T14">(a</text:span><text:span text:style-name="T6">i</text:span><text:span text:style-name="T14">k</text:span><text:span text:style-name="T6">i</text:span><text:span text:style-name="T14"> + O(h</text:span><text:span text:style-name="T25">s+1</text:span><text:span text:style-name="T14">)</text:span></text:p>
      <text:p text:style-name="P2"><text:span text:style-name="T1"><text:tab/></text:span><text:span text:style-name="T4">where k</text:span><text:span text:style-name="T11">i</text:span><text:span text:style-name="T24">=h*</text:span><text:span text:style-name="T12">Σ </text:span><text:span text:style-name="T14">b</text:span><text:span text:style-name="T6">ij </text:span><text:span text:style-name="T14">*f(k</text:span><text:span text:style-name="T6">j</text:span><text:span text:style-name="T14"> + t</text:span><text:span text:style-name="T6">n</text:span><text:span text:style-name="T14">+</text:span><text:span text:style-name="T12">α</text:span><text:span text:style-name="T6">i</text:span><text:span text:style-name="T14">*h)</text:span></text:p>
      <text:p text:style-name="P2"><text:span text:style-name="T14"/></text:p>
      <text:p text:style-name="P2"><text:span text:style-name="T14"><text:tab/>now for sixth order RK method,</text:span></text:p>
      <text:p text:style-name="P5"><text:span text:style-name="T18"><text:tab/></text:span><text:span text:style-name="T22">y</text:span><text:span text:style-name="T9">n+i</text:span><text:span text:style-name="T22"> </text:span><text:span text:style-name="T14">= y</text:span><text:span text:style-name="T6">n</text:span><text:span text:style-name="T14"> + {9*k</text:span><text:span text:style-name="T6">1</text:span><text:span text:style-name="T14"> + 64*k</text:span><text:span text:style-name="T6">3</text:span><text:span text:style-name="T14"> + 49*k</text:span><text:span text:style-name="T6">5</text:span><text:span text:style-name="T14"> + 49*K</text:span><text:span text:style-name="T6">6 </text:span><text:span text:style-name="T14">+ 9*k</text:span><text:span text:style-name="T6">7</text:span><text:span text:style-name="T14">}/180</text:span></text:p>
      <text:p text:style-name="P5"><text:span text:style-name="T14"/></text:p>
      <text:p text:style-name="P7"><text:span text:style-name="T14"><text:tab/></text:span><text:span text:style-name="T22">k</text:span><text:span text:style-name="T9">1</text:span><text:span text:style-name="T22"> </text:span><text:span text:style-name="T14">= h*f(x</text:span><text:span text:style-name="T6">n</text:span><text:span text:style-name="T14">, y</text:span><text:span text:style-name="T6">n</text:span><text:span text:style-name="T14">) </text:span></text:p>
      <text:p text:style-name="P7"><text:span text:style-name="T14"/></text:p>
      <text:p text:style-name="P9"><text:span text:style-name="T14"><text:tab/></text:span><text:span text:style-name="T22">k</text:span><text:span text:style-name="T9">2 </text:span><text:span text:style-name="T14">= h*f(x</text:span><text:span text:style-name="T6">n </text:span><text:span text:style-name="T14">+ v*h, y</text:span><text:span text:style-name="T6">n </text:span><text:span text:style-name="T14">+ v*k</text:span><text:span text:style-name="T6">1</text:span><text:span text:style-name="T14">)</text:span></text:p>
      <text:p text:style-name="P9"><text:span text:style-name="T14"><text:line-break/><text:tab/></text:span><text:span text:style-name="T22">k</text:span><text:span text:style-name="T9">3</text:span><text:span text:style-name="T22"> </text:span><text:span text:style-name="T14">= h*f(x</text:span><text:span text:style-name="T6">n </text:span><text:span text:style-name="T14">+ h/2, y</text:span><text:span text:style-name="T6">n </text:span><text:span text:style-name="T14">+ {(4v - l)k</text:span><text:span text:style-name="T6">1</text:span><text:span text:style-name="T14"> + k</text:span><text:span text:style-name="T6">2</text:span><text:span text:style-name="T14">}/(8v))</text:span></text:p>
      <text:p text:style-name="P9"><text:span text:style-name="T14"/></text:p>
      <text:p text:style-name="P9"><text:span text:style-name="T14"><text:tab/></text:span><text:span text:style-name="T22">k</text:span><text:span text:style-name="T9">4 </text:span><text:span text:style-name="T14">= h f(x</text:span><text:span text:style-name="T6">n </text:span><text:span text:style-name="T14">+ 2h/3, y</text:span><text:span text:style-name="T6">n </text:span><text:span text:style-name="T14">+ {(10v – 2)k</text:span><text:span text:style-name="T6">1 </text:span><text:span text:style-name="T14">+ 2*k2 + 8vk</text:span><text:span text:style-name="T6">3</text:span><text:span text:style-name="T14">}/(27v))</text:span></text:p>
      <text:p text:style-name="P9"><text:span text:style-name="T14"><text:s/></text:span></text:p>
      <text:p text:style-name="P8"><text:span text:style-name="T14"><text:tab/></text:span><text:span text:style-name="T22">k</text:span><text:span text:style-name="T9">5</text:span><text:span text:style-name="T22"> </text:span><text:span text:style-name="T14">= h*f(x</text:span><text:span text:style-name="T6">n </text:span><text:span text:style-name="T14">+ (7 + (21)</text:span><text:span text:style-name="T25">1/2</text:span><text:span text:style-name="T14">)h/14, y</text:span><text:span text:style-name="T6">n</text:span><text:span text:style-name="T14"> + {-([77v - 56] + [17v - 8](21)</text:span><text:span text:style-name="T25">1/2</text:span><text:span text:style-name="T14">)k</text:span><text:span text:style-name="T6">1 </text:span><text:span text:style-name="T14">- 8(7 + (21)</text:span><text:span text:style-name="T25">1/2</text:span><text:span text:style-name="T14">)k</text:span><text:span text:style-name="T7">2</text:span><text:span text:style-name="T14">+ 48(7 + (21)</text:span><text:span text:style-name="T25">1/</text:span><text:span text:style-name="T26">2</text:span><text:span text:style-name="T14">)</text:span><text:span text:style-name="T15">vk</text:span><text:span text:style-name="T7">3</text:span><text:span text:style-name="T14"> - 3(21 + (21)</text:span><text:span text:style-name="T25">1/</text:span><text:span text:style-name="T26">2</text:span><text:span text:style-name="T14">k</text:span><text:span text:style-name="T7">4</text:span><text:span text:style-name="T14">}/(392</text:span><text:span text:style-name="T15">v)</text:span><text:span text:style-name="T14">)</text:span></text:p>
      <text:p text:style-name="P8"><text:span text:style-name="T14"/></text:p>
      <text:p text:style-name="P8"><text:span text:style-name="T14"><text:tab/></text:span><text:span text:style-name="T22">k</text:span><text:span text:style-name="T8">6</text:span><text:span text:style-name="T14">= h*f</text:span><text:span text:style-name="T15">(</text:span><text:span text:style-name="T14">x</text:span><text:span text:style-name="T6">n </text:span><text:span text:style-name="T14">+ <text:s/>(7 - (21)</text:span><text:span text:style-name="T25">1/2</text:span><text:span text:style-name="T14">)h/14, y</text:span><text:span text:style-name="T6">n</text:span><text:span text:style-name="T14">+ {-5([287</text:span><text:span text:style-name="T15">v</text:span><text:span text:style-name="T14"> - 56] - [59</text:span><text:span text:style-name="T15">v</text:span><text:span text:style-name="T14"> – 8](21)</text:span><text:span text:style-name="T25">0.</text:span><text:span text:style-name="T26">5</text:span><text:span text:style-name="T14">)</text:span><text:span text:style-name="T15">k</text:span><text:span text:style-name="T7">1</text:span><text:span text:style-name="T14"> - 40(7 - (21)</text:span><text:span text:style-name="T25">1/2</text:span><text:span text:style-name="T14">)v*</text:span><text:span text:style-name="T15">k</text:span><text:span text:style-name="T7">2</text:span><text:span text:style-name="T14"> + 320(21)</text:span><text:span text:style-name="T25">0.</text:span><text:span text:style-name="T26">5</text:span><text:span text:style-name="T15">)k</text:span><text:span text:style-name="T6">3 </text:span><text:span text:style-name="T14">+ 3(21 - 121(21)</text:span><text:span text:style-name="T25">1/2</text:span><text:span text:style-name="T14">)v*</text:span><text:span text:style-name="T15">k</text:span><text:span text:style-name="T7">4</text:span><text:span text:style-name="T14">+ 392(6 – (21)</text:span><text:span text:style-name="T25">0.</text:span><text:span text:style-name="T26">5</text:span><text:span text:style-name="T14">)v*</text:span><text:span text:style-name="T15">k</text:span><text:span text:style-name="T7">5</text:span><text:span text:style-name="T14">}/(1960</text:span><text:span text:style-name="T15">v</text:span><text:span text:style-name="T14">))</text:span></text:p>
      <text:p text:style-name="P8"><text:span text:style-name="T14"/></text:p>
      <text:p text:style-name="P8"><text:span text:style-name="T14"><text:tab/> </text:span><text:span text:style-name="T22">k</text:span><text:span text:style-name="T8">7</text:span><text:span text:style-name="T22"> </text:span><text:span text:style-name="T14">= h*</text:span><text:span text:style-name="T15">f(</text:span><text:span text:style-name="T14">x</text:span><text:span text:style-name="T6">n </text:span><text:span text:style-name="T14">+ h,y</text:span><text:span text:style-name="T6">n</text:span><text:span text:style-name="T14">+ {15([30.</text:span><text:span text:style-name="T15">v</text:span><text:span text:style-name="T14"> - 8] - [7*</text:span><text:span text:style-name="T15">v*(</text:span><text:span text:style-name="T14">21)</text:span><text:span text:style-name="T25">1/2</text:span><text:span text:style-name="T14">])v*</text:span><text:span text:style-name="T15">k</text:span><text:span text:style-name="T7">1</text:span><text:span text:style-name="T14">+120*k</text:span><text:span text:style-name="T7">2</text:span><text:span text:style-name="T14">- 40(5 + 7(21)</text:span><text:span text:style-name="T25">1/2</text:span><text:span text:style-name="T14">)v*</text:span><text:span text:style-name="T15">k</text:span><text:span text:style-name="T7">3</text:span><text:span text:style-name="T14">+ 63(2 + 3(21)</text:span><text:span text:style-name="T25">1/</text:span><text:span text:style-name="T26">2</text:span><text:span text:style-name="T14">)v*</text:span><text:span text:style-name="T15">k</text:span><text:span text:style-name="T7">4</text:span><text:span text:style-name="T14">- 14(49 - 9(21)</text:span><text:span text:style-name="T25">1/</text:span><text:span text:style-name="T26">2</text:span><text:span text:style-name="T14">)v*</text:span><text:span text:style-name="T15">k</text:span><text:span text:style-name="T7">5</text:span><text:span text:style-name="T14">+ 70(7 + </text:span><text:span text:style-name="T15">(</text:span><text:span text:style-name="T14">21)</text:span><text:span text:style-name="T25">1/</text:span><text:span text:style-name="T26">2</text:span><text:span text:style-name="T14">)v*k</text:span><text:span text:style-name="T6">6</text:span><text:span text:style-name="T14">}/</text:span><text:span text:style-name="T15">(</text:span><text:span text:style-name="T14">l80</text:span><text:span text:style-name="T15">v</text:span><text:span text:style-name="T14">)).</text:span></text:p>
      <text:p text:style-name="P8"><text:span text:style-name="T14"><text:tab/></text:span></text:p>
      <text:p text:style-name="P8"><text:span text:style-name="T14"><text:tab/></text:span><text:span text:style-name="T16">where v is a parameter which can have any value other than 0. we generally take v=1.</text:span></text:p>
      <text:p text:style-name="P8"><text:span text:style-name="T16"/></text:p>
      <text:p text:style-name="P10"><text:span text:style-name="T16"><text:tab/></text:span><text:span text:style-name="T19">F</text:span><text:span text:style-name="T17">or each step ‘</text:span><text:span text:style-name="T20">f’</text:span><text:span text:style-name="T17"> is evaluated 7 times</text:span></text:p>
      <text:p text:style-name="P8"><text:span text:style-name="T16"><text:s/></text:span></text:p>
      <text:p text:style-name="P8"><text:span text:style-name="T16"/></text:p>
      <text:p text:style-name="P8"><text:span text:style-name="T14"><text:s/></text:span><text:span text:style-name="T16">Reference: </text:span><text:a xlink:type="simple" xlink:href="https://www.ams.org/journals/mcom/1968-22-102/S0025-5718-68-99876-1/S0025-5718-68-99876-1.pdf" text:style-name="Internet_20_link" text:visited-style-name="Visited_20_Internet_20_Link"><text:span text:style-name="T16">https://www.ams.org/journals/mcom/1968-22-102/S0025-5718-68-99876-1/S0025-5718-68-99876-1.pdf</text:span></text:a><text:span text:style-name="T1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1T10:31:49.785000000</meta:creation-date>
    <dc:date>2020-04-21T11:29:25.947000000</dc:date>
    <meta:editing-duration>PT7M14S</meta:editing-duration>
    <meta:editing-cycles>2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26" meta:word-count="221" meta:character-count="1369" meta:non-whitespace-character-count="1126"/>
  </office:meta>
</office:document-meta>
</file>